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3bde" officeooo:paragraph-rsid="0019eb2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1d4c" officeooo:paragraph-rsid="0052b6a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54638f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4638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4638f" style:font-weight-asian="bold" style:font-weight-complex="bold"/>
    </style:style>
    <style:style style:name="T1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3bde" style:font-size-asian="12pt" style:font-weight-asian="bold" style:font-size-complex="12pt" style:font-weight-complex="bold"/>
    </style:style>
    <style:style style:name="T7" style:family="text">
      <style:text-properties officeooo:rsid="003e57c1"/>
    </style:style>
    <style:style style:name="T8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8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1">5</text:span><text:span text:style-name="T2">0</text:span><text:span text:style-name="T1">1</text:span><text:span text:style-name="T3"> - </text:span><text:span text:style-name="T4">A/G</text:span><text:span text:style-name="T5"> - </text:span><text:span text:style-name="T6">None</text:span></text:p>
      <text:p text:style-name="P1"/>
      <text:p text:style-name="P2">C-101EB is unarmed. <text:s/>See preflight<text:span text:style-name="T7">/takeoff/landing page</text:span> for smoke system instruc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10:42.595000000</dc:date>
    <meta:editing-duration>PT12H9M44S</meta:editing-duration>
    <meta:editing-cycles>5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33" meta:character-count="168" meta:non-whitespace-character-count="142"/>
  </office:meta>
</office:document-meta>
</file>